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#include&lt;stdlib.h&gt;</text:p>
      <text:p text:style-name="Standard">#define max 50</text:p>
      <text:p text:style-name="Standard">int queue[max],front=-1,rear=-1,count=0;</text:p>
      <text:p text:style-name="Standard">void enqueue(){</text:p>
      <text:p text:style-name="Standard">int elem;</text:p>
      <text:p text:style-name="Standard">if(count==max){</text:p>
      <text:p text:style-name="Standard"><text:s text:c="2"/>printf("circular queue is full!\n");</text:p>
      <text:p text:style-name="Standard"><text:s text:c="2"/>return;</text:p>
      <text:p text:style-name="Standard">}</text:p>
      <text:p text:style-name="Standard">printf("enetr the element to be enqueued:");</text:p>
      <text:p text:style-name="Standard">scanf("%d",&amp;elem);</text:p>
      <text:p text:style-name="Standard">if(front==-1){</text:p>
      <text:p text:style-name="Standard"><text:s text:c="3"/>front=0;</text:p>
      <text:p text:style-name="Standard">}</text:p>
      <text:p text:style-name="Standard">rear=(rear+1)%max;</text:p>
      <text:p text:style-name="Standard">queue[rear]=elem;</text:p>
      <text:p text:style-name="Standard">count++;</text:p>
      <text:p text:style-name="Standard">printf("%d enqueued to the queue.\n",elem);</text:p>
      <text:p text:style-name="Standard">}</text:p>
      <text:p text:style-name="Standard">void dequeue(){</text:p>
      <text:p text:style-name="Standard">if(count==0){</text:p>
      <text:p text:style-name="Standard">printf("circular queue is empty!no elementd dequeue.\n");</text:p>
      <text:p text:style-name="Standard">return;</text:p>
      <text:p text:style-name="Standard">}</text:p>
      <text:p text:style-name="Standard">printf("dequeued element:%d\n",queue[front]);</text:p>
      <text:p text:style-name="Standard">front=(front +1)%max;</text:p>
      <text:p text:style-name="Standard">count--;</text:p>
      <text:p text:style-name="Standard">}</text:p>
      <text:p text:style-name="Standard">void display(){</text:p>
      <text:p text:style-name="Standard">if(count==0){</text:p>
      <text:p text:style-name="Standard">printf("circular queue is empty.\n");</text:p>
      <text:p text:style-name="Standard">return;</text:p>
      <text:p text:style-name="Standard">}</text:p>
      <text:p text:style-name="Standard">int j=front;</text:p>
      <text:p text:style-name="Standard">printf("queue elements are:\n");</text:p>
      <text:p text:style-name="Standard">for(int i=0;i&lt;count;i++){</text:p>
      <text:p text:style-name="Standard">printf("%d",queue[j]);</text:p>
      <text:p text:style-name="Standard">j=(j+1)%max;</text:p>
      <text:p text:style-name="Standard">}</text:p>
      <text:p text:style-name="Standard">printf("\n");</text:p>
      <text:p text:style-name="Standard">}</text:p>
      <text:p text:style-name="Standard">int main()</text:p>
      <text:p text:style-name="Standard">{</text:p>
      <text:p text:style-name="Standard">int ch,i;</text:p>
      <text:p text:style-name="Standard">while(1){</text:p>
      <text:p text:style-name="Standard">printf("\n----menu---\n");</text:p>
      <text:p text:style-name="Standard">printf("1.enqueue\n");</text:p>
      <text:p text:style-name="Standard">printf("2.dequeue\n");</text:p>
      <text:p text:style-name="Standard">printf("3.display\n");</text:p>
      <text:p text:style-name="Standard">printf("4.exit\n");</text:p>
      <text:p text:style-name="Standard">printf("enetr your choice:");</text:p>
      <text:p text:style-name="Standard"><text:soft-page-break/>scanf("%d",&amp;ch);</text:p>
      <text:p text:style-name="Standard">switch(ch){</text:p>
      <text:p text:style-name="Standard">case 1:</text:p>
      <text:p text:style-name="Standard">enqueue();</text:p>
      <text:p text:style-name="Standard">break;</text:p>
      <text:p text:style-name="Standard">case 2:</text:p>
      <text:p text:style-name="Standard">dequeue();</text:p>
      <text:p text:style-name="Standard">break;</text:p>
      <text:p text:style-name="Standard">case 3:</text:p>
      <text:p text:style-name="Standard">display();</text:p>
      <text:p text:style-name="Standard">case 4:</text:p>
      <text:p text:style-name="Standard">exit(0);</text:p>
      <text:p text:style-name="Standard">default:</text:p>
      <text:p text:style-name="Standard">printf("invalid choice,please tryt again:\n");</text:p>
      <text:p text:style-name="Standard">}</text:p>
      <text:p text:style-name="Standard">}</text:p>
      <text:p text:style-name="Standard">return 0;</text:p>
      <text:p text:style-name="Standard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6:24:13.370378571</meta:creation-date>
    <dc:date>2024-10-05T16:24:26.847790852</dc:date>
    <meta:editing-duration>PT1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70" meta:word-count="118" meta:character-count="1050" meta:non-whitespace-character-count="998"/>
  </office:meta>
</office:document-meta>
</file>